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variant="normal" fo:text-transform="none" fo:color="#000000" style:font-name="Times New Roman" fo:font-size="12pt" fo:letter-spacing="normal" fo:font-style="normal" fo:font-weight="bold" style:letter-kerning="false" style:font-name-asian="HelveticaNeue" style:font-size-asian="12pt" style:font-weight-asian="bold" style:font-name-complex="HelveticaNeue" style:font-size-complex="12pt" style:font-weight-complex="bold"/>
    </style:style>
    <style:style style:name="P4" style:family="paragraph" style:parent-style-name="Standard">
      <style:paragraph-properties style:text-autospace="none"/>
      <style:text-properties fo:color="#000000" style:font-name="Times New Roman" fo:font-size="12pt" fo:letter-spacing="normal" fo:font-weight="bold" style:letter-kerning="false" style:font-name-asian="HelveticaNeue" style:font-size-asian="12pt" style:font-weight-asian="bold" style:font-name-complex="HelveticaNeue"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Programada 2</text:p>
      <text:p text:style-name="P1">María Paula Oviedo <text:s/>B85836</text:p>
      <text:p text:style-name="P3">Kendaly Grijalba C03523</text:p>
      <text:p text:style-name="P4">Fabio Sanabria C07194</text:p>
      <text:p text:style-name="P1"/>
      <text:p text:style-name="P2">Instrucciones adicionales</text:p>
      <text:p text:style-name="Standard"/>
      <text:p text:style-name="Standard">La clase Controlador es el programa principal.</text:p>
      <text:p text:style-name="Standard"/>
      <text:p text:style-name="Standard">Para poblar con datos iniciales el gestor de listas se usan cuatro archivos, estos ya tienen datos de prueba, si desea ingresar más datos use el siguiente formato:</text:p>
      <text:p text:style-name="Standard"/>
      <text:p text:style-name="Standard">recursos.txt: &lt;idRecurso, nombreRecurso&gt;</text:p>
      <text:p text:style-name="Standard">colaboradores.txt: &lt;idColaborador, nombreColaborador&gt;</text:p>
      <text:p text:style-name="Standard">listas.txt: &lt;idLista, nombreLista, descripcionLista, categoriaLista&gt;</text:p>
      <text:p text:style-name="Standard">tareas.txt: &lt;idList, idTarea, nombreTarea, fechaInicioEstimada, fechaFinEstimada, dineroEstimado, esfuerzoEstimado, tiempoEstimado&gt;</text:p>
      <text:p text:style-name="Standard"/>
      <text:p text:style-name="Standard">Las primeras 4 opciones del menú cargan esos archivos, que se encuentra en el mismo directorio del proyecto. </text:p>
      <text:p text:style-name="Standard"/>
      <text:p text:style-name="Standard">Las opciones 5 y 6 permiten ver el conjunto de recursos y colaboradores.</text:p>
      <text:p text:style-name="Standard"/>
      <text:p text:style-name="Standard">La opción 7 permite ver toda la información de las listas, tareas, recursos y colaboradores asignados. Se puede usar para ver el estado de todo el gestor después de cualquier modificación hecha por el usuario.</text:p>
      <text:p text:style-name="Standard"/>
      <text:p text:style-name="Standard">La opción 8 guarda todo el gestor de listas en un archivo (gestorListas.dat)</text:p>
      <text:p text:style-name="Standard"/>
      <text:p text:style-name="Standard">La opción 9 carga todo el gestor de listas desde el archivo gestorListas.dat</text:p>
      <text:p text:style-name="Standard"/>
      <text:p text:style-name="Standard">Las opciones 10 a 15 permiten configurar listas y tareas digitando los datos. Cuando se asignan responsables a una tarea se recalculan los tiempos semanales (se asumen 40 horas por semana por colaborador) y cuando se modifica la cantidad asignada de un recurso se calcula el porcentaje de utilización</text:p>
      <text:p text:style-name="Standard"/>
      <text:p text:style-name="Standard">Las opciones 16 y 17 inician y finalizan tareas y realizan la manipulación de los proxys. Cuando una <text:s/>tarea se inicia se modifica su fecha de incio real con la fecha del sistema <text:s/>y si su antecesora no ha finalizado se crea un proxy. Cuando una tarea se finaliza se modifica su fecha de fin real con la fecha del sistema y se eliminan los proxys asociados a ella.</text:p>
      <text:p text:style-name="Standard"/>
      <text:p text:style-name="Standard">La opción 18 permite cambiar el avance de una tarea.</text:p>
      <text:p text:style-name="Standard"/>
      <text:p text:style-name="Standard">Las opción 19 despliega los datos de las listas y su contenido agrupado por el estado de sus tareas (Por hacer, Haciendo, Terminado)</text:p>
      <text:p text:style-name="Standard"/>
      <text:p text:style-name="Standard">La opción 20 despliega los datos de las listas y su contenido de acuerdo a condiciones conjuntivas de 4 parámetros dinámicos sobre los campos:<text:tab/></text:p>
      <text:p text:style-name="Standard"><text:tab/>Dinero estimado</text:p>
      <text:p text:style-name="Standard"><text:tab/>Esfuerzo estimado</text:p>
      <text:p text:style-name="Standard"><text:soft-page-break/><text:tab/>Tiempo estimado</text:p>
      <text:p text:style-name="Standard"><text:tab/>Grado de avance</text:p>
      <text:p text:style-name="Standard">Retorna los datos de tareas (por lista) que cumplan la condición de igualdad sobre los valores que el usuario digite. Si no desea usar algún campo para filtrar entonces se digita -1.</text:p>
      <text:p text:style-name="Standard"/>
      <text:p text:style-name="Standard">Las opciones de la 21 a 25 se usan para borrar listas, tareas o datos de recursos, colaboradores o antecesoras de las tareas, si una tarea es antecesora no se permite bor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ermo Oviedo Blanco</meta:initial-creator>
    <meta:creation-date>2021-05-19T09:57:00</meta:creation-date>
    <dc:date>2021-06-21T16:45:53</dc:date>
    <dc:creator>Maria Paula  Oviedo Redondo</dc:creator>
    <meta:editing-duration>PT1H18M9S</meta:editing-duration>
    <meta:editing-cycles>9</meta:editing-cycles>
    <meta:generator>OpenOffice/4.1.3$Unix OpenOffice.org_project/413m1$Build-9783</meta:generator>
    <meta:document-statistic meta:table-count="0" meta:image-count="0" meta:object-count="0" meta:page-count="2" meta:paragraph-count="27" meta:word-count="410" meta:character-count="2567"/>
  </office:meta>
</office:document-meta>
</file>